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P2" style:family="paragraph">
      <style:text-properties fo:font-size="12pt"/>
    </style:style>
    <style:style style:name="P3" style:family="paragraph">
      <style:text-properties fo:color="#ff0000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10pt"/>
    </style:style>
    <style:style style:name="T4" style:family="text">
      <style:text-properties fo:font-size="3pt"/>
    </style:style>
    <style:style style:name="T5" style:family="text">
      <style:text-properties fo:font-size="6pt"/>
    </style:style>
    <style:style style:name="T6" style:family="text">
      <style:text-properties fo:color="#ff0000"/>
    </style:style>
    <style:style style:name="T7" style:family="text">
      <style:text-properties style:text-position="sub 58%"/>
    </style:style>
    <style:style style:name="T8" style:family="text">
      <style:text-properties fo:color="#ff0000" style:text-position="sub 58%"/>
    </style:style>
    <style:style style:name="gr1" style:family="graphic">
      <style:graphic-properties draw:stroke="solid" svg:stroke-width="0.127cm" svg:stroke-color="#00b050" draw:marker-start-width="0.515cm" draw:marker-end-width="0.515cm" draw:fill="none" fo:padding-top="0.062cm" fo:padding-bottom="0.062cm" fo:padding-left="0.062cm" fo:padding-right="0.062cm" fo:margin-left="0.318cm" fo:margin-right="0.318cm" fo:margin-top="0cm" fo:margin-bottom="0cm" style:run-through="background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127cm" svg:stroke-color="#00b050" draw:marker-start-width="0.515cm" draw:marker-end-width="0.515cm" draw:fill="none" fo:padding-top="0.062cm" fo:padding-bottom="0.062cm" fo:padding-left="0.062cm" fo:padding-right="0.062cm" fo:margin-left="0.318cm" fo:margin-right="0.318cm" fo:margin-top="0cm" fo:margin-bottom="0cm" style:run-through="background" style:vertical-pos="from-top" style:vertical-rel="paragraph" style:horizontal-pos="from-left" style:horizontal-rel="char" draw:wrap-influence-on-position="once-concurrent" style:flow-with-text="false"/>
    </style:style>
    <style:style style:name="gr3" style:family="graphic">
      <style:graphic-properties draw:stroke="none" svg:stroke-width="0.026cm" draw:fill="none" draw:textarea-vertical-align="top" draw:auto-grow-height="true" draw:fit-to-size="false" fo:min-height="3.64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char" draw:wrap-influence-on-position="once-concurrent" style:flow-with-text="false"/>
    </style:style>
    <style:style style:name="gr4" style:family="graphic">
      <style:graphic-properties draw:stroke="solid" svg:stroke-width="0.127cm" svg:stroke-color="#00b050" draw:marker-start-width="0.515cm" draw:marker-end-width="0.515cm" draw:fill="none" fo:padding-top="0.062cm" fo:padding-bottom="0.062cm" fo:padding-left="0.062cm" fo:padding-right="0.06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5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char" draw:wrap-influence-on-position="once-concurrent" style:flow-with-text="false"/>
    </style:style>
    <style:style style:name="gr6" style:family="graphic">
      <style:graphic-properties style:run-through="background"/>
    </style:style>
    <style:style style:name="gr7" style:family="graphic">
      <style:graphic-properties draw:stroke="solid" svg:stroke-width="0.035cm" svg:stroke-color="#223962" draw:fill="solid" draw:fill-color="#4472c4" fo:padding-top="0.018cm" fo:padding-bottom="0.018cm" fo:padding-left="0.018cm" fo:padding-right="0.018cm" style:run-through="background"/>
    </style:style>
    <style:style style:name="gr8" style:family="graphic">
      <style:graphic-properties draw:stroke="solid" svg:stroke-width="0.035cm" svg:stroke-color="#223962" draw:fill="solid" draw:fill-color="#f2f2f2" fo:min-height="0cm" fo:min-width="0cm" fo:padding-top="0.018cm" fo:padding-bottom="0.018cm" fo:padding-left="0.018cm" fo:padding-right="0.018cm" style:run-through="background"/>
    </style:style>
    <style:style style:name="gr9" style:family="graphic">
      <style:graphic-properties draw:stroke="solid" svg:stroke-width="0.079cm" svg:stroke-color="#ff0000" draw:fill="none" fo:padding-top="0.039cm" fo:padding-bottom="0.039cm" fo:padding-left="0.039cm" fo:padding-right="0.039cm" style:run-through="background"/>
    </style:style>
    <style:style style:name="gr10" style:family="graphic">
      <style:graphic-properties draw:stroke="solid" svg:stroke-width="0.035cm" svg:stroke-color="#ff0000" svg:stroke-opacity="68%" draw:fill="solid" draw:fill-color="#ff0000" draw:opacity="41%" fo:min-height="0cm" fo:min-width="0cm" fo:padding-top="0.018cm" fo:padding-bottom="0.018cm" fo:padding-left="0.018cm" fo:padding-right="0.018cm" style:run-through="background"/>
    </style:style>
    <style:style style:name="gr11" style:family="graphic">
      <style:graphic-properties draw:stroke="solid" svg:stroke-width="0.035cm" svg:stroke-color="#223962" draw:fill="solid" draw:fill-color="#4472c4" fo:min-height="0cm" fo:min-width="0cm" fo:padding-top="0.018cm" fo:padding-bottom="0.018cm" fo:padding-left="0.018cm" fo:padding-right="0.018cm" style:run-through="background"/>
    </style:style>
    <style:style style:name="gr12" style:family="graphic">
      <style:graphic-properties draw:stroke="none" svg:stroke-width="0.026cm" draw:fill="none" draw:textarea-vertical-align="top" draw:auto-grow-height="false" draw:auto-grow-width="false" fo:padding-top="0.127cm" fo:padding-bottom="0.127cm" fo:padding-left="0.254cm" fo:padding-right="0.254cm" fo:wrap-option="wrap" style:run-through="background"/>
    </style:style>
    <style:style style:name="gr13" style:family="graphic">
      <style:graphic-properties draw:stroke="none" svg:stroke-width="0.026cm" svg:stroke-color="#ff3333" draw:fill="none" draw:textarea-vertical-align="top" draw:auto-grow-height="false" draw:auto-grow-width="false" fo:padding-top="0.127cm" fo:padding-bottom="0.127cm" fo:padding-left="0.254cm" fo:padding-right="0.254cm" fo:wrap-option="wrap" fo:margin-left="0.318cm" fo:margin-right="0.318cm" fo:margin-top="0cm" fo:margin-bottom="0cm" style:run-through="background" style:vertical-pos="from-top" style:vertical-rel="paragraph" style:horizontal-pos="from-left" style:horizontal-rel="char" draw:wrap-influence-on-position="once-concurrent" style:flow-with-text="false"/>
    </style:style>
    <style:style style:name="gr14" style:family="graphic">
      <style:graphic-properties draw:stroke="none" svg:stroke-width="0.026cm" draw:fill="none" draw:textarea-vertical-align="top" draw:auto-grow-height="false" draw:auto-grow-width="false" fo:padding-top="0.127cm" fo:padding-bottom="0.127cm" fo:padding-left="0.254cm" fo:padding-right="0.254cm" fo:wrap-option="wrap" fo:margin-left="0.318cm" fo:margin-right="0.318cm" fo:margin-top="0cm" fo:margin-bottom="0cm" style:run-through="background" style:vertical-pos="from-top" style:vertical-rel="paragraph" style:horizontal-pos="from-left" style:horizontal-rel="char" draw:wrap-influence-on-position="once-concurrent" style:flow-with-text="false"/>
    </style:style>
    <style:style style:name="gr15" style:family="graphic">
      <style:graphic-properties draw:stroke="none" svg:stroke-width="0.026cm" draw:fill="none" draw:textarea-vertical-align="top" draw:auto-grow-height="false" draw:auto-grow-width="false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char" draw:wrap-influence-on-position="once-concurrent" style:flow-with-text="false"/>
    </style:style>
    <style:style style:name="gr16" style:family="graphic">
      <style:graphic-properties draw:stroke="solid" svg:stroke-width="0.018cm" svg:stroke-color="#00b050" draw:fill="none" fo:min-height="0cm" fo:min-width="0cm" fo:padding-top="0.009cm" fo:padding-bottom="0.009cm" fo:padding-left="0.009cm" fo:padding-right="0.009cm" fo:margin-left="0.318cm" fo:margin-right="0.318cm" fo:margin-top="0cm" fo:margin-bottom="0cm" style:run-through="background" style:vertical-pos="from-top" style:vertical-rel="paragraph" style:horizontal-pos="from-left" style:horizontal-rel="char" draw:wrap-influence-on-position="once-concurrent" style:flow-with-text="false"/>
    </style:style>
    <style:style style:name="gr17" style:family="graphic">
      <style:graphic-properties draw:stroke="solid" svg:stroke-width="0.035cm" svg:stroke-color="#000000" draw:fill="solid" draw:fill-color="#000000" fo:min-height="0cm" fo:min-width="0cm" fo:padding-top="0.018cm" fo:padding-bottom="0.018cm" fo:padding-left="0.018cm" fo:padding-right="0.018cm" fo:margin-left="0.318cm" fo:margin-right="0.318cm" fo:margin-top="0cm" fo:margin-bottom="0cm" style:run-through="background" style:vertical-pos="from-top" style:vertical-rel="paragraph" style:horizontal-pos="from-left" style:horizontal-rel="char" draw:wrap-influence-on-position="once-concurrent" style:flow-with-text="false"/>
    </style:style>
    <style:style style:name="gr18" style:family="graphic">
      <style:graphic-properties style:run-through="foreground" style:vertical-pos="from-top" style:vertical-rel="paragraph" style:horizontal-pos="from-left" style:horizontal-rel="paragraph"/>
    </style:style>
    <style:style style:name="gr19" style:family="graphic">
      <style:graphic-properties svg:stroke-width="0.101cm" svg:stroke-color="#006600" draw:marker-start-width="0.653cm" draw:marker-end-width="0.653cm" draw:fill="solid" draw:fill-color="#ffffff" draw:gradient-step-count="64" draw:textarea-vertical-align="middle" draw:auto-grow-height="false" fo:min-height="1.321cm" fo:min-width="0.88cm" fo:padding-top="0.049cm" fo:padding-bottom="0.049cm" fo:padding-left="0.049cm" fo:padding-right="0.049cm" style:run-through="foreground"/>
    </style:style>
    <style:style style:name="gr20" style:family="graphic">
      <style:graphic-properties draw:stroke="none" draw:fill-color="#ffffff" draw:textarea-horizontal-align="center" draw:textarea-vertical-align="middle" style:run-through="foreground"/>
    </style:style>
    <style:style style:name="gr21" style:family="graphic">
      <style:graphic-properties draw:stroke="solid" svg:stroke-width="0.127cm" svg:stroke-color="#00b050" draw:marker-start-width="0.515cm" draw:marker-end-width="0.515cm" draw:fill="none" fo:padding-top="0.062cm" fo:padding-bottom="0.062cm" fo:padding-left="0.062cm" fo:padding-right="0.06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char" draw:wrap-influence-on-position="once-concurrent" style:flow-with-text="false"/>
    </style:style>
    <style:style style:name="gr22" style:family="graphic">
      <style:graphic-properties draw:stroke="solid" svg:stroke-width="0.127cm" svg:stroke-color="#00b050" draw:marker-start-width="0.515cm" draw:marker-end-width="0.515cm" draw:fill="none" fo:padding-top="0.062cm" fo:padding-bottom="0.062cm" fo:padding-left="0.062cm" fo:padding-right="0.062cm" fo:margin-left="0.318cm" fo:margin-right="0.318cm" fo:margin-top="0cm" fo:margin-bottom="0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00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><draw:g text:anchor-type="paragraph" draw:z-index="43" draw:style-name="gr18"><draw:custom-shape draw:style-name="gr19" draw:text-style-name="P4" svg:width="0.636cm" svg:height="0.77cm" svg:x="15.088cm" svg:y="9.301cm"><text:p/><draw:enhanced-geometry draw:glue-point-type="segments" draw:type="mso-spt100" draw:modifiers="-2.42496989016615 179.2970195772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" draw:text-style-name="P5" svg:width="0.863cm" svg:height="0.288cm" svg:x="14.965cm" svg:y="9.592cm"><text:p/></draw:rect></draw:g><draw:g text:anchor-type="paragraph" draw:z-index="44" draw:style-name="gr18"><draw:custom-shape draw:style-name="gr19" draw:text-style-name="P4" svg:width="0.641cm" svg:height="0.77cm" svg:x="16.37cm" svg:y="9.333cm"><text:p/><draw:enhanced-geometry draw:glue-point-type="segments" draw:type="mso-spt100" draw:modifiers="-2.42496989016615 179.2970195772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" draw:text-style-name="P4" svg:width="0.863cm" svg:height="0.288cm" svg:x="16.247cm" svg:y="9.624cm"><text:p/></draw:rect></draw:g><draw:g text:anchor-type="paragraph" draw:z-index="49" draw:style-name="gr18"><draw:custom-shape draw:style-name="gr19" draw:text-style-name="P4" svg:width="0.636cm" svg:height="0.77cm" svg:x="11.16cm" svg:y="9.301cm"><text:p/><draw:enhanced-geometry draw:glue-point-type="segments" draw:type="mso-spt100" draw:modifiers="-2.42496989016615 179.2970195772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" draw:text-style-name="P5" svg:width="0.863cm" svg:height="0.288cm" svg:x="11.037cm" svg:y="9.592cm"><text:p/></draw:rect></draw:g><draw:g text:anchor-type="paragraph" draw:z-index="52" draw:style-name="gr18"><draw:custom-shape draw:style-name="gr19" draw:text-style-name="P4" svg:width="0.636cm" svg:height="0.77cm" svg:x="17.293cm" svg:y="6.668cm"><text:p/><draw:enhanced-geometry draw:glue-point-type="segments" draw:type="mso-spt100" draw:modifiers="-2.42496989016615 179.2970195772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" draw:text-style-name="P5" svg:width="0.863cm" svg:height="0.288cm" svg:x="17.17cm" svg:y="6.959cm"><text:p/></draw:rect></draw:g><draw:g text:anchor-type="paragraph" draw:z-index="53" draw:style-name="gr18"><draw:custom-shape draw:style-name="gr19" draw:text-style-name="P4" svg:width="0.639cm" svg:height="0.77cm" svg:x="16.554cm" svg:y="6.668cm"><text:p/><draw:enhanced-geometry draw:glue-point-type="segments" draw:type="mso-spt100" draw:modifiers="-2.42496989016615 179.2970195772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" draw:text-style-name="P4" svg:width="0.863cm" svg:height="0.288cm" svg:x="16.431cm" svg:y="6.959cm"><text:p/></draw:rect></draw:g><draw:g text:anchor-type="paragraph" draw:z-index="54" draw:style-name="gr18"><draw:custom-shape draw:style-name="gr19" draw:text-style-name="P4" svg:width="0.636cm" svg:height="0.77cm" svg:x="13.673cm" svg:y="6.634cm"><text:p/><draw:enhanced-geometry draw:glue-point-type="segments" draw:type="mso-spt100" draw:modifiers="-2.42496989016615 179.2970195772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" draw:text-style-name="P5" svg:width="0.863cm" svg:height="0.288cm" svg:x="13.55cm" svg:y="6.925cm"><text:p/></draw:rect></draw:g><draw:g text:anchor-type="paragraph" draw:z-index="55" draw:style-name="gr18"><draw:custom-shape draw:style-name="gr19" draw:text-style-name="P4" svg:width="0.636cm" svg:height="0.77cm" svg:x="12.534cm" svg:y="6.655cm"><text:p/><draw:enhanced-geometry draw:glue-point-type="segments" draw:type="mso-spt100" draw:modifiers="-2.42496989016615 179.2970195772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" draw:text-style-name="P5" svg:width="0.863cm" svg:height="0.288cm" svg:x="12.411cm" svg:y="6.946cm"><text:p/></draw:rect></draw:g><draw:g text:anchor-type="paragraph" draw:z-index="62" draw:style-name="gr18"><draw:custom-shape draw:style-name="gr19" draw:text-style-name="P4" svg:width="0.638cm" svg:height="0.77cm" svg:x="9.355cm" svg:y="9.359cm"><text:p/><draw:enhanced-geometry draw:glue-point-type="segments" draw:type="mso-spt100" draw:modifiers="-2.42496989016615 179.2970195772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" draw:text-style-name="P4" svg:width="0.863cm" svg:height="0.288cm" svg:x="9.232cm" svg:y="9.65cm"><text:p/></draw:rect></draw:g><draw:g text:anchor-type="paragraph" draw:z-index="63" draw:style-name="gr18"><draw:custom-shape draw:style-name="gr19" draw:text-style-name="P4" svg:width="0.638cm" svg:height="0.77cm" svg:x="9.338cm" svg:y="6.567cm"><text:p/><draw:enhanced-geometry draw:glue-point-type="segments" draw:type="mso-spt100" draw:modifiers="-2.42496989016615 179.29701957729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" draw:text-style-name="P4" svg:width="0.863cm" svg:height="0.288cm" svg:x="9.215cm" svg:y="6.858cm"><text:p/></draw:rect></draw:g><draw:line text:anchor-type="paragraph" draw:z-index="32" draw:name="Connecteur droit 107" draw:style-name="gr1" svg:x1="5.702cm" svg:y1="1.862cm" svg:x2="4.387cm" svg:y2="1.862cm"><text:p/></draw:line><draw:line text:anchor-type="paragraph" draw:z-index="5" draw:name="Connecteur droit 97" draw:style-name="gr1" svg:x1="5.681cm" svg:y1="1.823cm" svg:x2="5.681cm" svg:y2="5.463cm"><text:p/></draw:line><draw:line text:anchor-type="paragraph" draw:z-index="35" draw:name="Connecteur droit 109" draw:style-name="gr1" svg:x1="11.47cm" svg:y1="8.811cm" svg:x2="11.435cm" svg:y2="13.45cm"><text:p/></draw:line><draw:line text:anchor-type="paragraph" draw:z-index="24" draw:name="Connecteur droit 97" draw:style-name="gr1" svg:x1="4.56cm" svg:y1="4.826cm" svg:x2="4.56cm" svg:y2="6.771cm"><text:p/></draw:line><draw:line text:anchor-type="paragraph" draw:z-index="33" draw:name="Connecteur droit 107" draw:style-name="gr1" svg:x1="18.009cm" svg:y1="9.497cm" svg:x2="0.864cm" svg:y2="9.523cm"><text:p/></draw:line><draw:line text:anchor-type="paragraph" draw:z-index="34" draw:name="Connecteur droit 108" draw:style-name="gr4" svg:x1="11.46cm" svg:y1="6.792cm" svg:x2="11.46cm" svg:y2="8.209cm"><text:p/></draw:line><draw:line text:anchor-type="paragraph" draw:z-index="4" draw:name="Connecteur droit 107" draw:style-name="gr4" svg:x1="17.92cm" svg:y1="13.449cm" svg:x2="9.631cm" svg:y2="13.377cm"><text:p/></draw:line><draw:line text:anchor-type="paragraph" draw:z-index="47" draw:name="Connecteur droit 97" draw:style-name="gr1" svg:x1="1.016cm" svg:y1="4.314cm" svg:x2="3.803cm" svg:y2="4.333cm"><text:p/></draw:line><draw:line text:anchor-type="paragraph" draw:z-index="48" draw:name="Connecteur droit 97" draw:style-name="gr1" svg:x1="3.868cm" svg:y1="8.703cm" svg:x2="3.803cm" svg:y2="4.334cm"><text:p/></draw:line><draw:ellipse text:anchor-type="paragraph" draw:z-index="59" draw:style-name="gr23" draw:text-style-name="P5" svg:width="0.302cm" svg:height="0.232cm" svg:x="4.389cm" svg:y="5.355cm"><text:p/></draw:ellipse><draw:line text:anchor-type="paragraph" draw:z-index="0" draw:name="Connecteur droit 97" draw:style-name="gr1" svg:x1="1.016cm" svg:y1="4.314cm" svg:x2="0.958cm" svg:y2="9.523cm"><text:p/></draw:line><draw:line text:anchor-type="paragraph" draw:z-index="66" draw:name="Connecteur droit 97" draw:style-name="gr1" svg:x1="23.017cm" svg:y1="6.835cm" svg:x2="22.959cm" svg:y2="9.523cm"><text:p/></draw:line><draw:ellipse text:anchor-type="paragraph" draw:z-index="70" draw:style-name="gr23" draw:text-style-name="P5" svg:width="0.302cm" svg:height="0.237cm" svg:x="9.525cm" svg:y="8.703cm"><text:p/></draw:ellipse><draw:g text:anchor-type="char" draw:z-index="16" draw:name="Groupe 89" draw:style-name="gr5"><draw:rect draw:name="Groupe 89" draw:style-name="gr7" svg:width="0.308cm" svg:height="0.712cm" svg:x="0.857cm" svg:y="5.151cm"><text:p/></draw:rect><draw:frame draw:style-name="gr12" svg:width="1.318cm" svg:height="0.83cm" draw:transform="rotate (-1.57079632679579) translate (1.97026388888889cm 4.97063888888889cm)"><draw:text-box><text:p>R6</text:p></draw:text-box></draw:frame></draw:g><draw:g text:anchor-type="char" draw:z-index="17" draw:name="Groupe 89" draw:style-name="gr5"><draw:rect draw:name="Groupe 89" draw:style-name="gr7" svg:width="0.308cm" svg:height="0.712cm" svg:x="0.857cm" svg:y="6.872cm"><text:p/></draw:rect><draw:frame draw:style-name="gr12" svg:width="1.318cm" svg:height="0.83cm" draw:transform="rotate (-1.57079632679579) translate (1.97026388888889cm 6.69043055555556cm)"><draw:text-box><text:p>R5</text:p></draw:text-box></draw:frame></draw:g><draw:g text:anchor-type="char" draw:z-index="18" draw:name="Groupe 89" draw:style-name="gr5"><draw:rect draw:name="Groupe 89" draw:style-name="gr7" svg:width="0.308cm" svg:height="0.712cm" svg:x="5.528cm" svg:y="2.115cm"><text:p/></draw:rect><draw:frame draw:style-name="gr12" svg:width="1.318cm" svg:height="0.83cm" draw:transform="rotate (-1.57079632679579) translate (6.63927777777778cm 1.93498611111111cm)"><draw:text-box><text:p>C8</text:p></draw:text-box></draw:frame></draw:g><draw:g text:anchor-type="char" draw:z-index="19" draw:name="Groupe 89" draw:style-name="gr5"><draw:rect draw:name="Groupe 89" draw:style-name="gr7" svg:width="0.308cm" svg:height="0.712cm" svg:x="5.528cm" svg:y="3.011cm"><text:p/></draw:rect><draw:frame draw:style-name="gr12" svg:width="1.318cm" svg:height="0.83cm" draw:transform="rotate (-1.57079632679579) translate (6.63927777777778cm 2.82927777777778cm)"><draw:text-box><text:p>C4</text:p></draw:text-box></draw:frame></draw:g><draw:line text:anchor-type="char" draw:z-index="22" draw:name="Connecteur droit 96" draw:style-name="gr2" svg:x1="23.017cm" svg:y1="6.835cm" svg:x2="4.487cm" svg:y2="6.791cm"><text:p/></draw:line><draw:g text:anchor-type="char" draw:z-index="20" draw:name="Groupe 89" draw:style-name="gr5"><draw:rect draw:name="Groupe 89" draw:style-name="gr7" svg:width="0.308cm" svg:height="0.712cm" svg:x="5.528cm" svg:y="3.999cm"><text:p/></draw:rect><draw:frame draw:style-name="gr12" svg:width="1.318cm" svg:height="0.83cm" draw:transform="rotate (-1.57079632679579) translate (6.63927777777778cm 3.81705555555556cm)"><draw:text-box><text:p>R15</text:p></draw:text-box></draw:frame></draw:g><draw:custom-shape text:anchor-type="char" draw:z-index="37" draw:name="Arc 112" draw:style-name="gr16" svg:width="0.738cm" svg:height="0.698cm" svg:x="17.17cm" svg:y="6.525cm"><text:p/><draw:enhanced-geometry svg:viewBox="0 0 0 0" draw:text-areas="?f36 ?f42 ?f24 ?f30" draw:type="ooxml-arc" draw:modifiers="11287307 0" draw:enhanced-path="M ?f16 ?f18 ?f5 ?f7 ?f46 ?f47 L ?f15 ?f17 Z S N M ?f16 ?f18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text:anchor-type="char" draw:z-index="38" draw:name="Arc 112" draw:style-name="gr16" svg:width="0.738cm" svg:height="0.698cm" svg:x="16.29cm" svg:y="6.546cm"><text:p/><draw:enhanced-geometry svg:viewBox="0 0 0 0" draw:text-areas="?f36 ?f42 ?f24 ?f30" draw:type="ooxml-arc" draw:modifiers="11287307 0" draw:enhanced-path="M ?f16 ?f18 ?f5 ?f7 ?f46 ?f47 L ?f15 ?f17 Z S N M ?f16 ?f18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text:anchor-type="char" draw:z-index="39" draw:name="Arc 112" draw:style-name="gr16" svg:width="0.738cm" svg:height="0.698cm" svg:x="13.55cm" svg:y="6.525cm"><text:p/><draw:enhanced-geometry svg:viewBox="0 0 0 0" draw:text-areas="?f36 ?f42 ?f24 ?f30" draw:type="ooxml-arc" draw:modifiers="11287307 0" draw:enhanced-path="M ?f16 ?f18 ?f5 ?f7 ?f46 ?f47 L ?f15 ?f17 Z S N M ?f16 ?f18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text:anchor-type="char" draw:z-index="40" draw:name="Arc 112" draw:style-name="gr16" svg:width="0.738cm" svg:height="0.698cm" svg:x="12.411cm" svg:y="6.525cm"><text:p/><draw:enhanced-geometry svg:viewBox="0 0 0 0" draw:text-areas="?f36 ?f42 ?f24 ?f30" draw:type="ooxml-arc" draw:modifiers="11287307 0" draw:enhanced-path="M ?f16 ?f18 ?f5 ?f7 ?f46 ?f47 L ?f15 ?f17 Z S N M ?f16 ?f18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frame text:anchor-type="char" draw:z-index="29" draw:name="Zone de texte 2" draw:style-name="gr14" svg:width="2.333cm" svg:height="0.772cm" svg:x="18.951cm" svg:y="7.698cm"><draw:text-box><text:p><text:span text:style-name="T6">V</text:span><text:span text:style-name="T8">dd</text:span><text:span text:style-name="T6">=3.3 V</text:span></text:p></draw:text-box></draw:frame><draw:frame text:anchor-type="char" draw:z-index="28" draw:name="Zone de texte 2" draw:style-name="gr15" svg:width="3.574cm" svg:height="0.645cm" svg:x="19.161cm" svg:y="8.879cm"><draw:text-box><text:p>V<text:span text:style-name="T7">0</text:span>=5,9,ou 12 V</text:p></draw:text-box></draw:frame><draw:custom-shape text:anchor-type="char" draw:z-index="42" draw:name="Ellipse 50" draw:style-name="gr17" svg:width="0.244cm" svg:height="0.278cm" svg:x="18.611cm" svg:y="7.923cm"><text:p/><draw:enhanced-geometry svg:viewBox="0 0 21600 21600" draw:type="circle" draw:enhanced-path="U 10800 10800 10800 10800 0 360 Z N"/></draw:custom-shape><draw:custom-shape text:anchor-type="char" draw:z-index="41" draw:name="Arc 112" draw:style-name="gr16" svg:width="0.738cm" svg:height="0.698cm" svg:x="15.51cm" svg:y="9.837cm"><text:p/><draw:enhanced-geometry svg:viewBox="0 0 0 0" draw:text-areas="?f36 ?f42 ?f24 ?f30" draw:type="ooxml-arc" draw:modifiers="11287307 0" draw:enhanced-path="M ?f16 ?f18 ?f5 ?f7 ?f46 ?f47 L ?f15 ?f17 Z S N M ?f16 ?f18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custom-shape text:anchor-type="char" draw:z-index="36" draw:name="Arc 111" draw:style-name="gr16" svg:width="0.738cm" svg:height="0.698cm" svg:x="14.34cm" svg:y="9.835cm"><text:p/><draw:enhanced-geometry svg:viewBox="0 0 0 0" draw:text-areas="?f36 ?f42 ?f24 ?f30" draw:type="ooxml-arc" draw:modifiers="11287307 0" draw:enhanced-path="M ?f16 ?f18 ?f5 ?f7 ?f46 ?f47 L ?f15 ?f17 Z S N M ?f16 ?f18 ?f5 ?f7 ?f48 ?f49 F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21600000+0-?f0 "/><draw:equation draw:name="f22" draw:formula="?f4 +0-?f21 "/><draw:equation draw:name="f23" draw:formula="max(?f16 ,?f19 )"/><draw:equation draw:name="f24" draw:formula="if(?f22 ,logwidth,?f23 )"/><draw:equation draw:name="f25" draw:formula="5400000+0-?f0 "/><draw:equation draw:name="f26" draw:formula="27000000+0-?f0 "/><draw:equation draw:name="f27" draw:formula="if(?f25 ,?f25 ,?f26 )"/><draw:equation draw:name="f28" draw:formula="?f4 +0-?f27 "/><draw:equation draw:name="f29" draw:formula="max(?f18 ,?f20 )"/><draw:equation draw:name="f30" draw:formula="if(?f28 ,logheight,?f29 )"/><draw:equation draw:name="f31" draw:formula="10800000+0-?f0 "/><draw:equation draw:name="f32" draw:formula="32400000+0-?f0 "/><draw:equation draw:name="f33" draw:formula="if(?f31 ,?f31 ,?f32 )"/><draw:equation draw:name="f34" draw:formula="?f4 +0-?f33 "/><draw:equation draw:name="f35" draw:formula="min(?f16 ,?f19 )"/><draw:equation draw:name="f36" draw:formula="if(?f34 ,0,?f35 )"/><draw:equation draw:name="f37" draw:formula="16200000+0-?f0 "/><draw:equation draw:name="f38" draw:formula="37800000+0-?f0 "/><draw:equation draw:name="f39" draw:formula="if(?f37 ,?f37 ,?f38 )"/><draw:equation draw:name="f40" draw:formula="?f4 +0-?f39 "/><draw:equation draw:name="f41" draw:formula="min(?f18 ,?f20 )"/><draw:equation draw:name="f42" draw:formula="if(?f40 ,0,?f41 )"/><draw:equation draw:name="f43" draw:formula="?f0 +0-5400000"/><draw:equation draw:name="f44" draw:formula="?f1 +5400000-0"/><draw:equation draw:name="f45" draw:formula="(?f43 +?f44 )/2"/><draw:equation draw:name="f46" draw:formula="(?f0 )/60000.0"/><draw:equation draw:name="f47" draw:formula="(?f4 )/60000.0"/><draw:equation draw:name="f48" draw:formula="(?f0 )/60000.0"/><draw:equation draw:name="f49" draw:formula="(?f4 )/60000.0"/><draw:handle draw:handle-position="?f16 ?f18"/><draw:handle draw:handle-position="?f19 ?f20"/></draw:enhanced-geometry></draw:custom-shape><draw:g text:anchor-type="char" draw:z-index="25" draw:name="Groupe 98" draw:style-name="gr5"><draw:rect draw:name="Groupe 98" draw:style-name="gr7" svg:width="0.308cm" svg:height="0.712cm" svg:x="11.321cm" svg:y="8.167cm"><text:p/></draw:rect><draw:frame draw:style-name="gr12" svg:width="1.315cm" svg:height="0.809cm" draw:transform="rotate (-1.57079632679579) translate (12.4107222222222cm 7.98688888888889cm)"><draw:text-box><text:p>C9</text:p></draw:text-box></draw:frame></draw:g><draw:frame text:anchor-type="char" draw:z-index="31" draw:name="Zone de texte 2" draw:style-name="gr14" svg:width="1.315cm" svg:height="0.772cm" svg:x="16.66cm" svg:y="12.009cm"><draw:text-box><text:p>SDA</text:p></draw:text-box></draw:frame><draw:frame text:anchor-type="char" draw:z-index="30" draw:name="Zone de texte 2" draw:style-name="gr14" svg:width="1.315cm" svg:height="0.772cm" svg:x="16.586cm" svg:y="10.239cm"><draw:text-box><text:p>SCL</text:p></draw:text-box></draw:frame><draw:frame text:anchor-type="char" draw:z-index="27" draw:name="Zone de texte 2" draw:style-name="gr14" svg:width="1.315cm" svg:height="0.772cm" svg:x="16.379cm" svg:y="7.569cm"><draw:text-box><text:p>RST</text:p></draw:text-box></draw:frame><draw:frame text:anchor-type="char" draw:z-index="26" draw:name="Zone de texte 2" draw:style-name="gr13" draw:text-style-name="P3" svg:width="1.315cm" svg:height="0.772cm" svg:x="16.475cm" svg:y="13.667cm"><draw:text-box><text:p text:style-name="P3"><text:span text:style-name="T6">Gnd</text:span></text:p></draw:text-box></draw:frame><draw:line text:anchor-type="char" draw:z-index="23" draw:name="Connecteur droit 96" draw:style-name="gr2" svg:x1="5.703cm" svg:y1="5.465cm" svg:x2="4.56cm" svg:y2="5.465cm"><text:p/></draw:line><draw:line text:anchor-type="char" draw:z-index="11" draw:name="Connecteur droit 79" draw:style-name="gr2" svg:x1="18.01cm" svg:y1="10.75cm" svg:x2="10.85cm" svg:y2="3.903cm"><text:p/></draw:line><draw:line text:anchor-type="char" draw:z-index="10" draw:name="Connecteur droit 78" draw:style-name="gr2" svg:x1="10.65cm" svg:y1="1.504cm" svg:x2="10.85cm" svg:y2="3.186cm"><text:p/></draw:line><draw:g text:anchor-type="char" draw:z-index="9" draw:name="Groupe 75" draw:style-name="gr5"><draw:rect draw:name="Groupe 75" draw:style-name="gr7" svg:width="0.308cm" svg:height="0.712cm" svg:x="10.67cm" svg:y="3.186cm"><text:p/></draw:rect><draw:frame draw:style-name="gr12" svg:width="1.318cm" svg:height="0.632cm" draw:transform="rotate (-1.57079632679579) translate (11.5809305555556cm 3.00566666666667cm)"><draw:text-box><text:p>R16</text:p></draw:text-box></draw:frame></draw:g><draw:g text:anchor-type="char" draw:z-index="21" draw:name="Groupe 89" draw:style-name="gr5"><draw:rect draw:name="Groupe 89" draw:style-name="gr7" svg:width="0.308cm" svg:height="0.712cm" svg:x="4.387cm" svg:y="4.08cm"><text:p/></draw:rect><draw:frame draw:style-name="gr12" svg:width="1.318cm" svg:height="0.83cm" draw:transform="rotate (-1.57079632679579) translate (5.49980555555556cm 3.89819444444444cm)"><draw:text-box><text:p>R8</text:p></draw:text-box></draw:frame></draw:g><draw:line text:anchor-type="char" draw:z-index="15" draw:name="Connecteur droit 88" draw:style-name="gr2" svg:x1="4.406cm" svg:y1="1.459cm" svg:x2="4.569cm" svg:y2="4.08cm"><text:p/></draw:line><draw:line text:anchor-type="char" draw:z-index="3" draw:name="Connecteur droit 85" draw:style-name="gr2" svg:x1="9.184cm" svg:y1="0.689cm" svg:x2="9.147cm" svg:y2="1.523cm"><text:p/></draw:line><draw:line text:anchor-type="char" draw:z-index="14" draw:name="Connecteur droit 84" draw:style-name="gr2" svg:x1="11.61cm" svg:y1="0.746cm" svg:x2="9.176cm" svg:y2="0.728cm"><text:p/></draw:line><draw:line text:anchor-type="char" draw:z-index="13" draw:name="Connecteur droit 82" draw:style-name="gr2" svg:x1="11.13cm" svg:y1="1.463cm" svg:x2="18.07cm" svg:y2="8.067cm"><text:p/></draw:line><draw:line text:anchor-type="char" draw:z-index="12" draw:name="Connecteur droit 81" draw:style-name="gr2" svg:x1="9.954cm" svg:y1="3.902cm" svg:x2="18.08cm" svg:y2="12.161cm"><text:p/></draw:line><draw:line text:anchor-type="char" draw:z-index="1" draw:name="Connecteur droit 80" draw:style-name="gr2" svg:x1="10.1cm" svg:y1="1.559cm" svg:x2="9.917cm" svg:y2="3.441cm"><text:p/></draw:line><draw:g text:anchor-type="char" draw:z-index="8" draw:name="Groupe 74" draw:style-name="gr5"><draw:rect draw:name="Groupe 74" draw:style-name="gr7" draw:text-style-name="P2" svg:width="0.309cm" svg:height="0.713cm" svg:x="9.795cm" svg:y="3.191cm"><text:p/></draw:rect><draw:frame draw:style-name="gr12" draw:text-style-name="P2" svg:width="1.32cm" svg:height="0.634cm" draw:transform="rotate (-1.57079632679579) translate (10.7120972222222cm 3.01095833333333cm)"><draw:text-box><text:p><text:span text:style-name="T1">R17</text:span></text:p></draw:text-box></draw:frame></draw:g><draw:frame text:anchor-type="char" draw:z-index="2" draw:name="Zone de texte 2" draw:style-name="gr3" svg:width="8.799cm" svg:height="3.902cm" svg:x="3.96cm" svg:y="0.746cm"><draw:text-box><text:p><text:span text:style-name="T1">1 <text:s text:c="2"/>2 <text:s text:c="2"/>3 <text:s text:c="2"/>4 <text:s text:c="2"/>5 <text:s text:c="2"/>6 <text:s/>7</text:span><text:span text:style-name="T2"> </text:span><text:span text:style-name="T3"><text:s text:c="2"/></text:span><text:span text:style-name="T1">8 <text:s text:c="2"/>9 10 11</text:span><text:span text:style-name="T4"> </text:span><text:span text:style-name="T1">12 13</text:span><text:span text:style-name="T5"> </text:span><text:span text:style-name="T1">14 15</text:span></text:p></draw:text-box></draw:frame><draw:g text:anchor-type="char" draw:z-index="7" draw:name="Groupe 70" draw:style-name="gr5"><draw:custom-shape draw:name="Groupe 70" draw:style-name="gr11" svg:width="0.16cm" svg:height="0.16cm" svg:x="6.238cm" svg:y="1.401cm"><text:p/><draw:enhanced-geometry svg:viewBox="0 0 21600 21600" draw:type="circle" draw:enhanced-path="U 10800 10800 10800 10800 0 360 Z N"/></draw:custom-shape><draw:custom-shape draw:style-name="gr11" svg:width="0.16cm" svg:height="0.16cm" svg:x="6.725cm" svg:y="1.401cm"><text:p/><draw:enhanced-geometry svg:viewBox="0 0 21600 21600" draw:type="circle" draw:enhanced-path="U 10800 10800 10800 10800 0 360 Z N"/></draw:custom-shape><draw:custom-shape draw:style-name="gr11" svg:width="0.16cm" svg:height="0.16cm" svg:x="7.193cm" svg:y="1.401cm"><text:p/><draw:enhanced-geometry svg:viewBox="0 0 21600 21600" draw:type="circle" draw:enhanced-path="U 10800 10800 10800 10800 0 360 Z N"/></draw:custom-shape><draw:custom-shape draw:style-name="gr11" svg:width="0.16cm" svg:height="0.16cm" svg:x="7.66cm" svg:y="1.401cm"><text:p/><draw:enhanced-geometry svg:viewBox="0 0 21600 21600" draw:type="circle" draw:enhanced-path="U 10800 10800 10800 10800 0 360 Z N"/></draw:custom-shape><draw:custom-shape draw:style-name="gr11" svg:width="0.16cm" svg:height="0.16cm" svg:x="8.147cm" svg:y="1.401cm"><text:p/><draw:enhanced-geometry svg:viewBox="0 0 21600 21600" draw:type="circle" draw:enhanced-path="U 10800 10800 10800 10800 0 360 Z N"/></draw:custom-shape><draw:custom-shape draw:style-name="gr11" svg:width="0.16cm" svg:height="0.16cm" svg:x="8.636cm" svg:y="1.401cm"><text:p/><draw:enhanced-geometry svg:viewBox="0 0 21600 21600" draw:type="circle" draw:enhanced-path="U 10800 10800 10800 10800 0 360 Z N"/></draw:custom-shape><draw:custom-shape draw:style-name="gr11" svg:width="0.16cm" svg:height="0.16cm" svg:x="9.082cm" svg:y="1.401cm"><text:p/><draw:enhanced-geometry svg:viewBox="0 0 21600 21600" draw:type="circle" draw:enhanced-path="U 10800 10800 10800 10800 0 360 Z N"/></draw:custom-shape><draw:custom-shape draw:style-name="gr11" svg:width="0.16cm" svg:height="0.16cm" svg:x="9.57cm" svg:y="1.401cm"><text:p/><draw:enhanced-geometry svg:viewBox="0 0 21600 21600" draw:type="circle" draw:enhanced-path="U 10800 10800 10800 10800 0 360 Z N"/></draw:custom-shape><draw:custom-shape draw:style-name="gr11" svg:width="0.16cm" svg:height="0.16cm" svg:x="10.1cm" svg:y="1.401cm"><text:p/><draw:enhanced-geometry svg:viewBox="0 0 21600 21600" draw:type="circle" draw:enhanced-path="U 10800 10800 10800 10800 0 360 Z N"/></draw:custom-shape><draw:custom-shape draw:style-name="gr11" svg:width="0.16cm" svg:height="0.16cm" svg:x="10.59cm" svg:y="1.401cm"><text:p/><draw:enhanced-geometry svg:viewBox="0 0 21600 21600" draw:type="circle" draw:enhanced-path="U 10800 10800 10800 10800 0 360 Z N"/></draw:custom-shape><draw:custom-shape draw:style-name="gr11" svg:width="0.16cm" svg:height="0.16cm" svg:x="11.05cm" svg:y="1.401cm"><text:p/><draw:enhanced-geometry svg:viewBox="0 0 21600 21600" draw:type="circle" draw:enhanced-path="U 10800 10800 10800 10800 0 360 Z N"/></draw:custom-shape><draw:custom-shape draw:style-name="gr11" svg:width="0.16cm" svg:height="0.16cm" svg:x="4.307cm" svg:y="1.401cm"><text:p/><draw:enhanced-geometry svg:viewBox="0 0 21600 21600" draw:type="circle" draw:enhanced-path="U 10800 10800 10800 10800 0 360 Z N"/></draw:custom-shape><draw:custom-shape draw:style-name="gr11" svg:width="0.16cm" svg:height="0.16cm" svg:x="4.774cm" svg:y="1.401cm"><text:p/><draw:enhanced-geometry svg:viewBox="0 0 21600 21600" draw:type="circle" draw:enhanced-path="U 10800 10800 10800 10800 0 360 Z N"/></draw:custom-shape><draw:custom-shape draw:style-name="gr11" svg:width="0.16cm" svg:height="0.16cm" svg:x="5.242cm" svg:y="1.401cm"><text:p/><draw:enhanced-geometry svg:viewBox="0 0 21600 21600" draw:type="circle" draw:enhanced-path="U 10800 10800 10800 10800 0 360 Z N"/></draw:custom-shape><draw:custom-shape draw:style-name="gr11" svg:width="0.16cm" svg:height="0.16cm" svg:x="5.73cm" svg:y="1.401cm"><text:p/><draw:enhanced-geometry svg:viewBox="0 0 21600 21600" draw:type="circle" draw:enhanced-path="U 10800 10800 10800 10800 0 360 Z N"/></draw:custom-shape></draw:g><draw:g text:anchor-type="char" draw:z-index="6" draw:name="Groupe 53" draw:style-name="gr5"><draw:g draw:name="Groupe 53" draw:style-name="gr6"><draw:g draw:name="Groupe 53" draw:style-name="gr6"><draw:rect draw:name="Groupe 53" draw:style-name="gr7" svg:width="1.581cm" svg:height="2.541cm" svg:x="17.56cm" svg:y="10.24cm"><text:p/></draw:rect><draw:custom-shape draw:style-name="gr8" svg:width="0.311cm" svg:height="0.302cm" svg:x="17.9cm" svg:y="10.599cm"><text:p/><draw:enhanced-geometry svg:viewBox="0 0 21600 21600" draw:type="circle" draw:enhanced-path="U 10800 10800 10800 10800 0 360 Z N"/></draw:custom-shape><draw:custom-shape draw:style-name="gr8" svg:width="0.311cm" svg:height="0.302cm" svg:x="18.571cm" svg:y="10.58cm"><text:p/><draw:enhanced-geometry svg:viewBox="0 0 21600 21600" draw:type="circle" draw:enhanced-path="U 10800 10800 10800 10800 0 360 Z N"/></draw:custom-shape><draw:custom-shape draw:style-name="gr8" svg:width="0.311cm" svg:height="0.302cm" svg:x="17.93cm" svg:y="11.34cm"><text:p/><draw:enhanced-geometry svg:viewBox="0 0 21600 21600" draw:type="circle" draw:enhanced-path="U 10800 10800 10800 10800 0 360 Z N"/></draw:custom-shape><draw:custom-shape draw:style-name="gr8" svg:width="0.311cm" svg:height="0.302cm" svg:x="18.571cm" svg:y="11.321cm"><text:p/><draw:enhanced-geometry svg:viewBox="0 0 21600 21600" draw:type="circle" draw:enhanced-path="U 10800 10800 10800 10800 0 360 Z N"/></draw:custom-shape><draw:custom-shape draw:style-name="gr8" svg:width="0.311cm" svg:height="0.302cm" svg:x="17.95cm" svg:y="12.04cm"><text:p/><draw:enhanced-geometry svg:viewBox="0 0 21600 21600" draw:type="circle" draw:enhanced-path="U 10800 10800 10800 10800 0 360 Z N"/></draw:custom-shape><draw:custom-shape draw:style-name="gr8" svg:width="0.311cm" svg:height="0.302cm" svg:x="18.601cm" svg:y="12.019cm"><text:p/><draw:enhanced-geometry svg:viewBox="0 0 21600 21600" draw:type="circle" draw:enhanced-path="U 10800 10800 10800 10800 0 360 Z N"/></draw:custom-shape></draw:g><draw:g draw:style-name="gr6"><draw:rect draw:style-name="gr7" svg:width="1.581cm" svg:height="2.541cm" svg:x="17.581cm" svg:y="7.569cm"><text:p/></draw:rect><draw:custom-shape draw:style-name="gr8" svg:width="0.311cm" svg:height="0.302cm" svg:x="17.92cm" svg:y="7.924cm"><text:p/><draw:enhanced-geometry svg:viewBox="0 0 21600 21600" draw:type="circle" draw:enhanced-path="U 10800 10800 10800 10800 0 360 Z N"/></draw:custom-shape><draw:custom-shape draw:style-name="gr8" svg:width="0.311cm" svg:height="0.302cm" svg:x="18.581cm" svg:y="7.908cm"><text:p/><draw:enhanced-geometry svg:viewBox="0 0 21600 21600" draw:type="circle" draw:enhanced-path="U 10800 10800 10800 10800 0 360 Z N"/></draw:custom-shape><draw:custom-shape draw:style-name="gr8" svg:width="0.309cm" svg:height="0.302cm" svg:x="17.95cm" svg:y="8.668cm"><text:p/><draw:enhanced-geometry svg:viewBox="0 0 21600 21600" draw:type="circle" draw:enhanced-path="U 10800 10800 10800 10800 0 360 Z N"/></draw:custom-shape><draw:custom-shape draw:style-name="gr8" svg:width="0.311cm" svg:height="0.302cm" svg:x="18.59cm" svg:y="8.652cm"><text:p/><draw:enhanced-geometry svg:viewBox="0 0 21600 21600" draw:type="circle" draw:enhanced-path="U 10800 10800 10800 10800 0 360 Z N"/></draw:custom-shape><draw:custom-shape draw:style-name="gr8" svg:width="0.309cm" svg:height="0.302cm" svg:x="17.96cm" svg:y="9.363cm"><text:p/><draw:enhanced-geometry svg:viewBox="0 0 21600 21600" draw:type="circle" draw:enhanced-path="U 10800 10800 10800 10800 0 360 Z N"/></draw:custom-shape><draw:custom-shape draw:style-name="gr8" svg:width="0.311cm" svg:height="0.302cm" svg:x="18.62cm" svg:y="9.347cm"><text:p/><draw:enhanced-geometry svg:viewBox="0 0 21600 21600" draw:type="circle" draw:enhanced-path="U 10800 10800 10800 10800 0 360 Z N"/></draw:custom-shape></draw:g><draw:g draw:style-name="gr6"><draw:rect draw:style-name="gr7" svg:width="1.581cm" svg:height="2.541cm" svg:x="17.581cm" svg:y="12.989cm"><text:p/></draw:rect><draw:custom-shape draw:style-name="gr8" svg:width="0.311cm" svg:height="0.302cm" svg:x="17.92cm" svg:y="13.34cm"><text:p/><draw:enhanced-geometry svg:viewBox="0 0 21600 21600" draw:type="circle" draw:enhanced-path="U 10800 10800 10800 10800 0 360 Z N"/></draw:custom-shape><draw:custom-shape draw:style-name="gr8" svg:width="0.311cm" svg:height="0.302cm" svg:x="18.581cm" svg:y="13.33cm"><text:p/><draw:enhanced-geometry svg:viewBox="0 0 21600 21600" draw:type="circle" draw:enhanced-path="U 10800 10800 10800 10800 0 360 Z N"/></draw:custom-shape><draw:custom-shape draw:style-name="gr8" svg:width="0.309cm" svg:height="0.302cm" svg:x="17.95cm" svg:y="14.09cm"><text:p/><draw:enhanced-geometry svg:viewBox="0 0 21600 21600" draw:type="circle" draw:enhanced-path="U 10800 10800 10800 10800 0 360 Z N"/></draw:custom-shape><draw:custom-shape draw:style-name="gr8" svg:width="0.311cm" svg:height="0.302cm" svg:x="18.59cm" svg:y="14.071cm"><text:p/><draw:enhanced-geometry svg:viewBox="0 0 21600 21600" draw:type="circle" draw:enhanced-path="U 10800 10800 10800 10800 0 360 Z N"/></draw:custom-shape><draw:custom-shape draw:style-name="gr8" svg:width="0.309cm" svg:height="0.302cm" svg:x="17.96cm" svg:y="14.78cm"><text:p/><draw:enhanced-geometry svg:viewBox="0 0 21600 21600" draw:type="circle" draw:enhanced-path="U 10800 10800 10800 10800 0 360 Z N"/></draw:custom-shape><draw:custom-shape draw:style-name="gr8" svg:width="0.311cm" svg:height="0.302cm" svg:x="18.62cm" svg:y="14.771cm"><text:p/><draw:enhanced-geometry svg:viewBox="0 0 21600 21600" draw:type="circle" draw:enhanced-path="U 10800 10800 10800 10800 0 360 Z N"/></draw:custom-shape></draw:g></draw:g><draw:g draw:style-name="gr6"><draw:line draw:style-name="gr9" svg:x1="18.071cm" svg:y1="14.92cm" svg:x2="18.721cm" svg:y2="14.92cm"><text:p/></draw:line><draw:line draw:style-name="gr9" svg:x1="18.071cm" svg:y1="14.27cm" svg:x2="18.721cm" svg:y2="14.27cm"><text:p/></draw:line><draw:line draw:style-name="gr9" svg:x1="18.08cm" svg:y1="13.5cm" svg:x2="18.73cm" svg:y2="13.5cm"><text:p/></draw:line><draw:line draw:style-name="gr9" svg:x1="18.061cm" svg:y1="8.851cm" svg:x2="18.701cm" svg:y2="8.851cm"><text:p/></draw:line><draw:line draw:style-name="gr9" svg:x1="18.101cm" svg:y1="11.5cm" svg:x2="18.741cm" svg:y2="11.5cm"><text:p/></draw:line><draw:line draw:style-name="gr9" svg:x1="18.411cm" svg:y1="8.836cm" svg:x2="18.371cm" svg:y2="14.96cm"><text:p/></draw:line><draw:line draw:style-name="gr9" svg:x1="18.401cm" svg:y1="10.75cm" svg:x2="18.701cm" svg:y2="10.75cm"><text:p/></draw:line><draw:line draw:style-name="gr9" svg:x1="18.43cm" svg:y1="12.17cm" svg:x2="18.7cm" svg:y2="12.17cm"><text:p/></draw:line></draw:g><draw:g draw:style-name="gr6"><draw:custom-shape draw:style-name="gr10" svg:width="0.228cm" svg:height="0.237cm" svg:x="18.641cm" svg:y="8.675cm"><text:p/><draw:enhanced-geometry svg:viewBox="0 0 21600 21600" draw:type="circle" draw:enhanced-path="U 10800 10800 10800 10800 0 360 Z N"/></draw:custom-shape><draw:custom-shape draw:style-name="gr10" svg:width="0.228cm" svg:height="0.237cm" svg:x="17.99cm" svg:y="8.693cm"><text:p/><draw:enhanced-geometry svg:viewBox="0 0 21600 21600" draw:type="circle" draw:enhanced-path="U 10800 10800 10800 10800 0 360 Z N"/></draw:custom-shape></draw:g><draw:g draw:style-name="gr6"><draw:custom-shape draw:style-name="gr10" svg:width="0.228cm" svg:height="0.237cm" svg:x="18.611cm" svg:y="11.34cm"><text:p/><draw:enhanced-geometry svg:viewBox="0 0 21600 21600" draw:type="circle" draw:enhanced-path="U 10800 10800 10800 10800 0 360 Z N"/></draw:custom-shape><draw:custom-shape draw:style-name="gr10" svg:width="0.228cm" svg:height="0.237cm" svg:x="17.96cm" svg:y="11.36cm"><text:p/><draw:enhanced-geometry svg:viewBox="0 0 21600 21600" draw:type="circle" draw:enhanced-path="U 10800 10800 10800 10800 0 360 Z N"/></draw:custom-shape></draw:g><draw:g draw:style-name="gr6"><draw:custom-shape draw:style-name="gr10" svg:width="0.228cm" svg:height="0.237cm" svg:x="18.611cm" svg:y="13.351cm"><text:p/><draw:enhanced-geometry svg:viewBox="0 0 21600 21600" draw:type="circle" draw:enhanced-path="U 10800 10800 10800 10800 0 360 Z N"/></draw:custom-shape><draw:custom-shape draw:style-name="gr10" svg:width="0.228cm" svg:height="0.237cm" svg:x="17.96cm" svg:y="13.37cm"><text:p/><draw:enhanced-geometry svg:viewBox="0 0 21600 21600" draw:type="circle" draw:enhanced-path="U 10800 10800 10800 10800 0 360 Z N"/></draw:custom-shape></draw:g><draw:g draw:style-name="gr6"><draw:custom-shape draw:style-name="gr10" svg:width="0.228cm" svg:height="0.237cm" svg:x="18.631cm" svg:y="14.101cm"><text:p/><draw:enhanced-geometry svg:viewBox="0 0 21600 21600" draw:type="circle" draw:enhanced-path="U 10800 10800 10800 10800 0 360 Z N"/></draw:custom-shape><draw:custom-shape draw:style-name="gr10" svg:width="0.228cm" svg:height="0.237cm" svg:x="17.98cm" svg:y="14.12cm"><text:p/><draw:enhanced-geometry svg:viewBox="0 0 21600 21600" draw:type="circle" draw:enhanced-path="U 10800 10800 10800 10800 0 360 Z N"/></draw:custom-shape></draw:g><draw:g draw:style-name="gr6"><draw:custom-shape draw:style-name="gr10" svg:width="0.228cm" svg:height="0.237cm" svg:x="18.661cm" svg:y="14.78cm"><text:p/><draw:enhanced-geometry svg:viewBox="0 0 21600 21600" draw:type="circle" draw:enhanced-path="U 10800 10800 10800 10800 0 360 Z N"/></draw:custom-shape><draw:custom-shape draw:style-name="gr10" svg:width="0.228cm" svg:height="0.237cm" svg:x="18.01cm" svg:y="14.801cm"><text:p/><draw:enhanced-geometry svg:viewBox="0 0 21600 21600" draw:type="circle" draw:enhanced-path="U 10800 10800 10800 10800 0 360 Z N"/></draw:custom-shape></draw:g><draw:custom-shape draw:style-name="gr10" svg:width="0.228cm" svg:height="0.237cm" svg:x="18.631cm" svg:y="12.04cm"><text:p/><draw:enhanced-geometry svg:viewBox="0 0 21600 21600" draw:type="circle" draw:enhanced-path="U 10800 10800 10800 10800 0 360 Z N"/></draw:custom-shape><draw:custom-shape draw:style-name="gr10" svg:width="0.228cm" svg:height="0.237cm" svg:x="18.62cm" svg:y="10.621cm"><text:p/><draw:enhanced-geometry svg:viewBox="0 0 21600 21600" draw:type="circle" draw:enhanced-path="U 10800 10800 10800 10800 0 360 Z N"/></draw:custom-shape></draw:g><draw:line text:anchor-type="char" draw:z-index="45" draw:name="Connecteur droit 78" draw:style-name="gr21" svg:x1="17.318cm" svg:y1="10.109cm" svg:x2="17.683cm" svg:y2="10.495cm"><text:p/></draw:line><draw:line text:anchor-type="char" draw:z-index="46" draw:name="Connecteur droit 78" draw:style-name="gr21" svg:x1="15.51cm" svg:y1="9.594cm" svg:x2="15.875cm" svg:y2="9.98cm"><text:p/></draw:line><draw:line text:anchor-type="char" draw:z-index="50" draw:name="Connecteur droit 78" draw:style-name="gr21" svg:x1="11.471cm" svg:y1="9.493cm" svg:x2="11.471cm" svg:y2="10.07cm"><text:p/></draw:line><draw:line text:anchor-type="char" draw:z-index="51" draw:name="Connecteur droit 96" draw:style-name="gr22" svg:x1="22.996cm" svg:y1="9.523cm" svg:x2="18.722cm" svg:y2="9.523cm"><text:p/></draw:line><draw:line text:anchor-type="char" draw:z-index="56" draw:name="Connecteur droit 78" draw:style-name="gr21" svg:x1="16.748cm" svg:y1="9.523cm" svg:x2="17.113cm" svg:y2="9.909cm"><text:p/></draw:line><draw:line text:anchor-type="char" draw:z-index="57" draw:name="Connecteur droit 78" draw:style-name="gr21" svg:x1="16.768cm" svg:y1="6.835cm" svg:x2="17.294cm" svg:y2="7.345cm"><text:p/></draw:line><draw:line text:anchor-type="char" draw:z-index="58" draw:name="Connecteur droit 78" draw:style-name="gr21" svg:x1="13.919cm" svg:y1="6.791cm" svg:x2="14.413cm" svg:y2="7.311cm"><text:p/></draw:line><draw:line text:anchor-type="char" draw:z-index="60" draw:name="Connecteur droit 83" draw:style-name="gr2" svg:x1="9.67cm" svg:y1="1.401cm" svg:x2="9.631cm" svg:y2="13.378cm"><text:p/></draw:line><draw:line text:anchor-type="char" draw:z-index="61" draw:name="Connecteur droit 78" draw:style-name="gr21" svg:x1="12.748cm" svg:y1="6.791cm" svg:x2="13.274cm" svg:y2="7.301cm"><text:p/></draw:line><draw:line text:anchor-type="char" draw:z-index="64" draw:name="Connecteur droit 78" draw:style-name="gr21" svg:x1="9.67cm" svg:y1="6.791cm" svg:x2="9.631cm" svg:y2="8.183cm"><text:p/></draw:line><draw:line text:anchor-type="char" draw:z-index="65" draw:name="Connecteur droit 78" draw:style-name="gr21" svg:x1="9.631cm" svg:y1="9.523cm" svg:x2="9.631cm" svg:y2="11.754cm"><text:p/></draw:line><draw:line text:anchor-type="char" draw:z-index="67" draw:name="Connecteur droit 78" draw:style-name="gr21" svg:x1="11.61cm" svg:y1="0.746cm" svg:x2="17.413cm" svg:y2="6.667cm"><text:p/></draw:line><draw:line text:anchor-type="char" draw:z-index="68" draw:name="Connecteur droit 78" draw:style-name="gr21" svg:x1="17.602cm" svg:y1="6.835cm" svg:x2="18.611cm" svg:y2="7.907cm"><text:p/></draw:line><draw:line text:anchor-type="char" draw:z-index="69" draw:name="Connecteur droit 96" draw:style-name="gr2" svg:x1="9.631cm" svg:y1="8.761cm" svg:x2="3.868cm" svg:y2="8.70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Calibri" svg:font-family="Calibri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margin-top="0cm" fo:margin-bottom="0.282cm" fo:line-height="108%" style:text-autospace="ideograph-alpha" style:punctuation-wrap="hanging" style:line-break="strict" style:tab-stop-distance="1.249cm" style:writing-mode="page"/>
      <style:text-properties fo:color="#000000" style:font-name="Calibri" fo:font-size="11pt" fo:language="fr" fo:country="FR" style:font-name-asian="Calibri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class="text">
      <style:paragraph-properties fo:margin-top="0.635cm" fo:margin-bottom="0.141cm"/>
      <style:text-properties fo:color="#0f4761" style:font-name="Arial" fo:font-size="20pt" style:font-name-asian="Arial" style:font-name-complex="Arial"/>
    </style:style>
    <style:style style:name="Heading_20_2" style:display-name="Heading 2" style:family="paragraph" style:parent-style-name="Normal" style:class="text">
      <style:paragraph-properties fo:margin-top="0.282cm" fo:margin-bottom="0.141cm"/>
      <style:text-properties fo:color="#0f4761" style:font-name="Arial" fo:font-size="16pt" style:font-name-asian="Arial" style:font-name-complex="Arial"/>
    </style:style>
    <style:style style:name="Heading_20_3" style:display-name="Heading 3" style:family="paragraph" style:parent-style-name="Normal" style:class="text">
      <style:paragraph-properties fo:margin-top="0.282cm" fo:margin-bottom="0.141cm"/>
      <style:text-properties fo:color="#0f4761" style:font-name="Arial" fo:font-size="14pt" style:font-name-asian="Arial" style:font-name-complex="Arial"/>
    </style:style>
    <style:style style:name="Heading_20_4" style:display-name="Heading 4" style:family="paragraph" style:parent-style-name="Normal" style:class="text">
      <style:paragraph-properties fo:margin-top="0.141cm" fo:margin-bottom="0.071cm"/>
      <style:text-properties fo:color="#0f4761" style:font-name="Arial" fo:font-style="italic" style:font-name-asian="Arial" style:font-name-complex="Arial"/>
    </style:style>
    <style:style style:name="Heading_20_5" style:display-name="Heading 5" style:family="paragraph" style:parent-style-name="Normal" style:class="text">
      <style:paragraph-properties fo:margin-top="0.141cm" fo:margin-bottom="0.071cm"/>
      <style:text-properties fo:color="#0f4761" style:font-name="Arial" style:font-name-asian="Arial" style:font-name-complex="Arial"/>
    </style:style>
    <style:style style:name="Heading_20_6" style:display-name="Heading 6" style:family="paragraph" style:parent-style-name="Normal" style:class="text">
      <style:paragraph-properties fo:margin-top="0.071cm" fo:margin-bottom="0cm"/>
      <style:text-properties fo:color="#595959" style:font-name="Arial" fo:font-style="italic" style:font-name-asian="Arial" style:font-name-complex="Arial"/>
    </style:style>
    <style:style style:name="Heading_20_7" style:display-name="Heading 7" style:family="paragraph" style:parent-style-name="Normal" style:class="text">
      <style:paragraph-properties fo:margin-top="0.071cm" fo:margin-bottom="0cm"/>
      <style:text-properties fo:color="#595959" style:font-name="Arial" style:font-name-asian="Arial" style:font-name-complex="Arial"/>
    </style:style>
    <style:style style:name="Heading_20_8" style:display-name="Heading 8" style:family="paragraph" style:parent-style-name="Normal" style:class="text">
      <style:paragraph-properties fo:margin-top="0cm" fo:margin-bottom="0cm"/>
      <style:text-properties fo:color="#272727" style:font-name="Arial" fo:font-style="italic" style:font-name-asian="Arial" style:font-name-complex="Arial"/>
    </style:style>
    <style:style style:name="Heading_20_9" style:display-name="Heading 9" style:family="paragraph" style:parent-style-name="Normal" style:class="text">
      <style:paragraph-properties fo:margin-top="0cm" fo:margin-bottom="0cm"/>
      <style:text-properties fo:color="#272727" style:font-name="Arial" fo:font-style="italic" style:font-name-asian="Arial" style:font-name-complex="Arial"/>
    </style:style>
    <style:style style:name="Title" style:family="paragraph" style:parent-style-name="Normal" style:class="chapter">
      <style:paragraph-properties fo:margin-top="0cm" fo:margin-bottom="0.141cm" fo:line-height="100%"/>
      <style:text-properties style:font-name="Arial" fo:font-size="28pt" fo:letter-spacing="-0.018cm" style:font-name-asian="Arial" style:font-name-complex="Arial"/>
    </style:style>
    <style:style style:name="Subtitle" style:family="paragraph" style:parent-style-name="Normal" style:class="chapter">
      <style:text-properties fo:color="#595959" fo:font-size="14pt" fo:letter-spacing="0.026cm"/>
    </style:style>
    <style:style style:name="Quote" style:family="paragraph" style:parent-style-name="Normal">
      <style:paragraph-properties fo:margin-top="0.282cm" fo:margin-bottom="0.282cm" fo:text-align="center" style:justify-single-word="false"/>
      <style:text-properties fo:color="#404040" fo:font-style="italic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fo:text-align="center" style:justify-single-word="false" fo:text-indent="0cm" style:auto-text-indent="false" fo:padding="0cm" fo:border-left="none" fo:border-right="none" fo:border-top="0.018cm solid #0f4761" fo:border-bottom="0.018cm solid #0f4761"/>
      <style:text-properties fo:color="#0f4761" fo:font-style="italic"/>
    </style:style>
    <style:style style:name="No_20_Spacing" style:display-name="No Spacing" style:family="paragraph" style:parent-style-name="Normal">
      <style:paragraph-properties fo:margin-top="0cm" fo:margin-bottom="0cm" fo:line-height="100%"/>
    </style:style>
    <style:style style:name="Header" style:family="paragraph" style:parent-style-name="Normal" style:class="extra">
      <style:paragraph-properties fo:margin-top="0cm" fo:margin-bottom="0cm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fo:line-height="100%"/>
      <style:text-properties fo:color="#0e2841" fo:font-size="9pt" fo:font-style="italic"/>
    </style:style>
    <style:style style:name="footnote_20_text" style:display-name="footnote text" style:family="paragraph" style:parent-style-name="Normal">
      <style:paragraph-properties fo:margin-top="0cm" fo:margin-bottom="0cm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fo:line-height="100%"/>
      <style:text-properties fo:font-size="10pt"/>
    </style:style>
    <style:style style:name="toc_20_1" style:display-name="toc 1" style:family="paragraph" style:parent-style-name="Normal">
      <style:paragraph-properties fo:margin-top="0cm" fo:margin-bottom="0.176cm"/>
    </style:style>
    <style:style style:name="toc_20_2" style:display-name="toc 2" style:family="paragraph" style:parent-style-name="Normal">
      <style:paragraph-properties fo:margin-left="0.388cm" fo:margin-right="0cm" fo:margin-top="0cm" fo:margin-bottom="0.176cm" fo:text-indent="0cm" style:auto-text-indent="false"/>
    </style:style>
    <style:style style:name="toc_20_3" style:display-name="toc 3" style:family="paragraph" style:parent-style-name="Normal">
      <style:paragraph-properties fo:margin-left="0.776cm" fo:margin-right="0cm" fo:margin-top="0cm" fo:margin-bottom="0.176cm" fo:text-indent="0cm" style:auto-text-indent="false"/>
    </style:style>
    <style:style style:name="toc_20_4" style:display-name="toc 4" style:family="paragraph" style:parent-style-name="Normal">
      <style:paragraph-properties fo:margin-left="1.164cm" fo:margin-right="0cm" fo:margin-top="0cm" fo:margin-bottom="0.176cm" fo:text-indent="0cm" style:auto-text-indent="false"/>
    </style:style>
    <style:style style:name="toc_20_5" style:display-name="toc 5" style:family="paragraph" style:parent-style-name="Normal">
      <style:paragraph-properties fo:margin-left="1.552cm" fo:margin-right="0cm" fo:margin-top="0cm" fo:margin-bottom="0.176cm" fo:text-indent="0cm" style:auto-text-indent="false"/>
    </style:style>
    <style:style style:name="toc_20_6" style:display-name="toc 6" style:family="paragraph" style:parent-style-name="Normal">
      <style:paragraph-properties fo:margin-left="1.94cm" fo:margin-right="0cm" fo:margin-top="0cm" fo:margin-bottom="0.176cm" fo:text-indent="0cm" style:auto-text-indent="false"/>
    </style:style>
    <style:style style:name="toc_20_7" style:display-name="toc 7" style:family="paragraph" style:parent-style-name="Normal">
      <style:paragraph-properties fo:margin-left="2.328cm" fo:margin-right="0cm" fo:margin-top="0cm" fo:margin-bottom="0.176cm" fo:text-indent="0cm" style:auto-text-indent="false"/>
    </style:style>
    <style:style style:name="toc_20_8" style:display-name="toc 8" style:family="paragraph" style:parent-style-name="Normal">
      <style:paragraph-properties fo:margin-left="2.716cm" fo:margin-right="0cm" fo:margin-top="0cm" fo:margin-bottom="0.176cm" fo:text-indent="0cm" style:auto-text-indent="false"/>
    </style:style>
    <style:style style:name="toc_20_9" style:display-name="toc 9" style:family="paragraph" style:parent-style-name="Normal">
      <style:paragraph-properties fo:margin-left="3.104cm" fo:margin-right="0cm" fo:margin-top="0cm" fo:margin-bottom="0.176cm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/>
    </style:style>
    <style:style style:name="Normal" style:family="paragraph">
      <style:paragraph-properties fo:margin-top="0cm" fo:margin-bottom="0.282cm" fo:line-height="108%"/>
    </style:style>
    <style:style style:name="Heading_20_1_20_Char" style:display-name="Heading 1 Char" style:family="text" style:parent-style-name="Default_20_Paragraph_20_Font">
      <style:text-properties fo:color="#0f4761" style:font-name="Arial" fo:font-size="20pt" style:font-name-asian="Arial" style:font-name-complex="Arial"/>
    </style:style>
    <style:style style:name="Heading_20_2_20_Char" style:display-name="Heading 2 Char" style:family="text" style:parent-style-name="Default_20_Paragraph_20_Font">
      <style:text-properties fo:color="#0f4761" style:font-name="Arial" fo:font-size="16pt" style:font-name-asian="Arial" style:font-name-complex="Arial"/>
    </style:style>
    <style:style style:name="Heading_20_3_20_Char" style:display-name="Heading 3 Char" style:family="text" style:parent-style-name="Default_20_Paragraph_20_Font">
      <style:text-properties fo:color="#0f4761" style:font-name="Arial" fo:font-size="14pt" style:font-name-asian="Arial" style:font-name-complex="Arial"/>
    </style:style>
    <style:style style:name="Heading_20_4_20_Char" style:display-name="Heading 4 Char" style:family="text" style:parent-style-name="Default_20_Paragraph_20_Font">
      <style:text-properties fo:color="#0f4761" style:font-name="Arial" fo:font-style="italic" style:font-name-asian="Arial" style:font-name-complex="Arial"/>
    </style:style>
    <style:style style:name="Heading_20_5_20_Char" style:display-name="Heading 5 Char" style:family="text" style:parent-style-name="Default_20_Paragraph_20_Font">
      <style:text-properties fo:color="#0f4761" style:font-name="Arial" style:font-name-asian="Arial" style:font-name-complex="Arial"/>
    </style:style>
    <style:style style:name="Heading_20_6_20_Char" style:display-name="Heading 6 Char" style:family="text" style:parent-style-name="Default_20_Paragraph_20_Font">
      <style:text-properties fo:color="#595959" style:font-name="Arial" fo:font-style="italic" style:font-name-asian="Arial" style:font-name-complex="Arial"/>
    </style:style>
    <style:style style:name="Heading_20_7_20_Char" style:display-name="Heading 7 Char" style:family="text" style:parent-style-name="Default_20_Paragraph_20_Font">
      <style:text-properties fo:color="#595959" style:font-name="Arial" style:font-name-asian="Arial" style:font-name-complex="Arial"/>
    </style:style>
    <style:style style:name="Heading_20_8_20_Char" style:display-name="Heading 8 Char" style:family="text" style:parent-style-name="Default_20_Paragraph_20_Font">
      <style:text-properties fo:color="#272727" style:font-name="Arial" fo:font-style="italic" style:font-name-asian="Arial" style:font-name-complex="Arial"/>
    </style:style>
    <style:style style:name="Heading_20_9_20_Char" style:display-name="Heading 9 Char" style:family="text" style:parent-style-name="Default_20_Paragraph_20_Font">
      <style:text-properties fo:color="#272727" style:font-name="Arial" fo:font-style="italic" style:font-name-asian="Arial" style:font-name-complex="Arial"/>
    </style:style>
    <style:style style:name="Title_20_Char" style:display-name="Title Char" style:family="text" style:parent-style-name="Default_20_Paragraph_20_Font">
      <style:text-properties style:font-name="Arial" fo:font-size="28pt" fo:letter-spacing="-0.018cm" style:font-name-asian="Arial" style:font-name-complex="Arial"/>
    </style:style>
    <style:style style:name="Subtitle_20_Char" style:display-name="Subtitle Char" style:family="text" style:parent-style-name="Default_20_Paragraph_20_Font">
      <style:text-properties fo:color="#595959" fo:font-size="14pt" fo:letter-spacing="0.026cm"/>
    </style:style>
    <style:style style:name="Quote_20_Char" style:display-name="Quote Char" style:family="text" style:parent-style-name="Default_20_Paragraph_20_Font">
      <style:text-properties fo:color="#404040" fo:font-style="italic"/>
    </style:style>
    <style:style style:name="Intense_20_Emphasis" style:display-name="Intense Emphasis" style:family="text" style:parent-style-name="Default_20_Paragraph_20_Font">
      <style:text-properties fo:color="#0f4761" fo:font-style="italic"/>
    </style:style>
    <style:style style:name="Intense_20_Quote_20_Char" style:display-name="Intense Quote Char" style:family="text" style:parent-style-name="Default_20_Paragraph_20_Font">
      <style:text-properties fo:color="#0f4761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51cm" fo:margin-bottom="1.24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dc:creator>pierre lemerle</dc:creator>
    <meta:creation-date>2025-02-11T08:43:00Z</meta:creation-date>
    <meta:keyword/>
    <dc:title/>
    <dc:description/>
    <dc:date>2025-02-11T20:07:10</dc:date>
    <meta:editing-duration>PT54M46S</meta:editing-duration>
    <meta:editing-cycles>10</meta:editing-cycles>
    <meta:document-statistic meta:table-count="0" meta:image-count="0" meta:object-count="0" meta:page-count="1" meta:paragraph-count="0" meta:word-count="0" meta:character-count="0"/>
  </office:meta>
</office:document-meta>
</file>